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text-properties fo:font-size="5pt" style:font-size-asian="5pt" style:font-size-complex="5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5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style="italic" style:font-style-asian="italic" style:font-name-complex="Tahoma" style:font-style-complex="italic"/>
    </style:style>
    <style:style style:name="T24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5" style:family="text">
      <style:text-properties fo:language="ru" fo:country="RU" fo:font-style="normal" style:font-style-asian="normal" style:font-name-complex="Tahoma" style:font-style-complex="normal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language="ru" fo:country="RU" fo:font-style="normal" style:text-underline-style="none" fo:font-weight="normal" style:font-style-asian="normal" style:font-weight-asian="normal" style:font-name-complex="Symbol1" style:font-style-complex="normal" style:font-weight-complex="normal"/>
    </style:style>
    <style:style style:name="T28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29" style:family="text">
      <style:text-properties style:use-window-font-color="true" style:font-name="Arial" fo:language="ru" fo:country="RU" fo:font-style="normal" style:text-underline-style="solid" style:text-underline-width="auto" style:text-underline-color="font-color" fo:font-weight="bold" style:font-style-asian="normal" style:font-weight-asian="bold" style:font-name-complex="Symbol1" style:font-style-complex="normal" style:font-weight-complex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1" style:family="text">
      <style:text-properties style:use-window-font-color="true" style:text-underline-style="solid" style:text-underline-width="auto" style:text-underline-color="font-color" fo:font-weight="bold" style:font-weight-asian="bold" style:font-name-complex="Symbol1"/>
    </style:style>
    <style:style style:name="T32" style:family="text">
      <style:text-properties style:use-window-font-color="true" fo:language="ru" fo:country="RU" style:text-underline-style="solid" style:text-underline-width="auto" style:text-underline-color="font-color" fo:font-weight="bold" style:font-weight-asian="bold"/>
    </style:style>
    <style:style style:name="T33" style:family="text">
      <style:text-properties style:use-window-font-color="true" style:text-position="super 58%" style:text-underline-style="solid" style:text-underline-width="auto" style:text-underline-color="font-color" fo:font-weight="bold" style:font-weight-asian="bold"/>
    </style:style>
    <style:style style:name="T34" style:family="text">
      <style:text-properties style:use-window-font-color="true" style:text-position="0% 100%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5" style:family="text">
      <style:text-properties style:font-name-complex="Arial"/>
    </style:style>
    <style:style style:name="T36" style:family="text">
      <style:text-properties style:text-position="0% 100%"/>
    </style:style>
    <style:style style:name="T37" style:family="text">
      <style:text-properties style:text-position="0% 100%" fo:language="en" fo:country="US" fo:font-style="italic" style:font-style-asian="italic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style:font-name-complex="Tahoma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7"><text:span text:style-name="T26">AT2327 Alarm Dosimeter</text:span><text:span text:style-name="T10"><text:tab/></text:span><text:span text:style-name="T8">Date of calibration: </text:span><text:span text:style-name="T7">$date</text:span></text:p>
      <text:p text:style-name="P6"/>
      <text:p text:style-name="Standard"><text:span text:style-name="T8">SN</text:span><text:span text:style-name="T4">: </text:span><text:span text:style-name="T5">$serial</text:span></text:p>
      <text:p text:style-name="P16"/>
      <text:p text:style-name="P15"><text:span text:style-name="T8">Type: </text:span><text:span text:style-name="T6">BDKN-02</text:span></text:p>
      <text:p text:style-name="P16"/>
      <text:p text:style-name="P4">Neutron flux density measurement limits: <text:span text:style-name="T30">BDKN</text:span><text:span text:style-name="T32">-02</text:span><text:span text:style-name="T30">: 0.1 – 10</text:span><text:span text:style-name="T33">4</text:span><text:span text:style-name="T30"> s</text:span><text:span text:style-name="T33">-1</text:span><text:span text:style-name="T29">·</text:span><text:span text:style-name="T31">c</text:span><text:span text:style-name="T30">m</text:span><text:span text:style-name="T33">-2 </text:span><text:span text:style-name="T30">;</text:span></text:p>
      <text:p text:style-name="P7"/>
      <text:p text:style-name="P4">Measurement error: <text:span text:style-name="T38">BDKN-02: ±</text:span><text:span text:style-name="T24">20</text:span><text:span text:style-name="T38">%</text:span></text:p>
      <text:p text:style-name="P17"/>
      <text:p text:style-name="P4">Operating conditions:</text:p>
      <text:list xml:id="list3897946731682383351" text:style-name="L1">
        <text:list-item>
          <text:p text:style-name="P33"><text:span text:style-name="T14">Air temperature<text:tab/></text:span><text:span text:style-name="T35"><text:tab/><text:tab/><text:tab/>+</text:span><text:span text:style-name="T14">$temp</text:span><text:span text:style-name="T35"> °</text:span><text:span text:style-name="T14">C</text:span></text:p>
        </text:list-item>
        <text:list-item>
          <text:p text:style-name="P33"><text:span text:style-name="T14">Atmospheric pressure<text:tab/></text:span><text:span text:style-name="T14"><text:tab/><text:tab/><text:tab/>98,5 kPa</text:span></text:p>
        </text:list-item>
        <text:list-item>
          <text:p text:style-name="P33"><text:span text:style-name="T14">Relative humidity<text:tab/><text:tab/></text:span><text:span text:style-name="T14"><text:tab/><text:tab/>$vlag %</text:span></text:p>
        </text:list-item>
        <text:list-item>
          <text:p text:style-name="P34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Calibration means:</text:p>
      <text:list xml:id="list34678218" text:continue-numbering="true" text:style-name="L1">
        <text:list-item>
          <text:p text:style-name="P35">$eng_facility_140;·</text:p>
          <text:p text:style-name="P36"><text:span text:style-name="Знак_20_примечания"><text:span text:style-name="T9"/></text:span></text:p>
        </text:list-item>
      </text:list>
      <text:p text:style-name="P5"/>
      <text:p text:style-name="P8">Calibration data</text:p>
      <text:p text:style-name="P1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0"><text:span text:style-name="T11">BDKN-02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1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1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1.B2" office:value-type="string">
            <text:p text:style-name="P31">ИБН-8-6</text:p>
            <text:p text:style-name="P32"><text:s text:c="3"/>N010</text:p>
            <text:p text:style-name="P30"><text:span text:style-name="T11">R=1,0 </text:span><text:span text:style-name="T12">m</text:span></text:p>
            <text:p text:style-name="P32">B(R)=0,863</text:p>
            <text:p text:style-name="P30"><text:span text:style-name="T34">φ</text:span><text:span text:style-name="T17">0i</text:span><text:span text:style-name="T11">=235</text:span></text:p>
            <text:p text:style-name="P31">2<text:span text:style-name="T27">·</text:span>10<text:span text:style-name="T15">2</text:span> - 10<text:span text:style-name="T15">3</text:span></text:p>
          </table:table-cell>
          <table:table-cell table:style-name="t1.F2" office:value-type="string">
            <text:p text:style-name="P31">ИБН-8-6</text:p>
            <text:p text:style-name="P32"><text:s text:c="3"/>N010</text:p>
            <text:p text:style-name="P30"><text:span text:style-name="T11">R=0,5 </text:span><text:span text:style-name="T12">m</text:span></text:p>
            <text:p text:style-name="P32">B(R)=0,957</text:p>
            <text:p text:style-name="P30"><text:span text:style-name="T34">φ</text:span><text:span text:style-name="T17">0i</text:span><text:span text:style-name="T11">=1019</text:span></text:p>
            <text:p text:style-name="P31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1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61</text:p>
            <text:p text:style-name="P14">$1-71</text:p>
            <text:p text:style-name="P14">$1-81</text:p>
          </table:table-cell>
          <table:table-cell table:style-name="t1.B3" office:value-type="string">
            <text:p text:style-name="P14">$1-62</text:p>
            <text:p text:style-name="P14">$1-72</text:p>
            <text:p text:style-name="P14">$1-82</text:p>
          </table:table-cell>
          <table:table-cell table:style-name="t1.B3" office:value-type="string">
            <text:p text:style-name="P14">$1-63</text:p>
            <text:p text:style-name="P14">$1-73</text:p>
            <text:p text:style-name="P14">$1-83</text:p>
          </table:table-cell>
          <table:table-cell table:style-name="t1.F3" office:value-type="string">
            <text:p text:style-name="P14">$1-64</text:p>
            <text:p text:style-name="P14">$1-74</text:p>
            <text:p text:style-name="P14">$1-84</text:p>
          </table:table-cell>
        </table:table-row>
        <table:table-row>
          <table:table-cell table:style-name="t1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1.B3" office:value-type="string">
            <text:p text:style-name="P14">$<text:span text:style-name="T22">1</text:span>-00</text:p>
          </table:table-cell>
          <table:table-cell table:style-name="t1.B3" office:value-type="string">
            <text:p text:style-name="P14">$<text:span text:style-name="T22">1</text:span>-01</text:p>
          </table:table-cell>
          <table:table-cell table:style-name="t1.B3" office:value-type="string">
            <text:p text:style-name="P14">$<text:span text:style-name="T22">1</text:span>-02</text:p>
          </table:table-cell>
          <table:table-cell table:style-name="t1.B3" office:value-type="string">
            <text:p text:style-name="P14">$<text:span text:style-name="T22">1</text:span>-03</text:p>
          </table:table-cell>
          <table:table-cell table:style-name="t1.F3" office:value-type="string">
            <text:p text:style-name="P14">$<text:span text:style-name="T22">1</text:span>-04</text:p>
          </table:table-cell>
        </table:table-row>
        <table:table-row>
          <table:table-cell table:style-name="t1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21</text:p>
          </table:table-cell>
          <table:table-cell table:style-name="t1.B3" office:value-type="string">
            <text:p text:style-name="P14">$1-n22</text:p>
          </table:table-cell>
          <table:table-cell table:style-name="t1.B3" office:value-type="string">
            <text:p text:style-name="P14">$1-n23</text:p>
          </table:table-cell>
          <table:table-cell table:style-name="t1.F3" office:value-type="string">
            <text:p text:style-name="P14">$1-n24</text:p>
          </table:table-cell>
        </table:table-row>
        <table:table-row>
          <table:table-cell table:style-name="t1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31</text:p>
          </table:table-cell>
          <table:table-cell table:style-name="t1.B3" office:value-type="string">
            <text:p text:style-name="P14">$1-n32</text:p>
          </table:table-cell>
          <table:table-cell table:style-name="t1.B3" office:value-type="string">
            <text:p text:style-name="P14">$1-n33</text:p>
          </table:table-cell>
          <table:table-cell table:style-name="t1.F3" office:value-type="string">
            <text:p text:style-name="P14">$1-n34</text:p>
          </table:table-cell>
        </table:table-row>
        <table:table-row>
          <table:table-cell table:style-name="t1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1.B3" office:value-type="string">
            <text:p text:style-name="P11"/>
            <text:p text:style-name="P10"/>
          </table:table-cell>
          <table:table-cell table:style-name="t1.B3" office:value-type="string">
            <text:p text:style-name="P14">$1-n41</text:p>
          </table:table-cell>
          <table:table-cell table:style-name="t1.B3" office:value-type="string">
            <text:p text:style-name="P14">$1-n42</text:p>
          </table:table-cell>
          <table:table-cell table:style-name="t1.B3" office:value-type="string">
            <text:p text:style-name="P14">$1-n43</text:p>
          </table:table-cell>
          <table:table-cell table:style-name="t1.F3" office:value-type="string">
            <text:p text:style-name="P14">$1-n44</text:p>
          </table:table-cell>
        </table:table-row>
        <table:table-row table:style-name="t1.8">
          <table:table-cell table:style-name="t1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1"/>
          </table:table-cell>
          <table:table-cell table:style-name="t1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8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47:59.80</dc:date>
    <meta:print-date>2019-04-03T15:18:00</meta:print-date>
    <meta:editing-cycles>145</meta:editing-cycles>
    <meta:editing-duration>PT11H17M19S</meta:editing-duration>
    <meta:generator>OpenOffice/4.1.6$Win32 OpenOffice.org_project/416m1$Build-9790</meta:generator>
    <meta:document-statistic meta:table-count="2" meta:image-count="1" meta:object-count="0" meta:page-count="1" meta:paragraph-count="89" meta:word-count="195" meta:character-count="1311"/>
  </office:meta>
</office:document-meta>
</file>